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0.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9.2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9.75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32pt" style:font-size-asian="32pt" style:font-size-complex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4" style:family="paragraph">
      <loext:graphic-properties draw:fill-color="#ffffff"/>
      <style:text-properties fo:font-size="18pt" style:font-size-asian="18pt" style:font-size-complex="18pt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 fo:text-align="start"/>
      <style:text-properties fo:font-size="20pt" style:font-size-asian="20pt" style:font-size-complex="20pt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paragraph-properties fo:margin-top="0.42cm" fo:margin-bottom="0.35cm"/>
      <style:text-properties fo:font-size="22pt" style:font-size-asian="22pt" style:font-size-complex="22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.42cm" fo:margin-bottom="0.35cm" fo:text-align="start"/>
      <style:text-properties fo:font-size="26pt" style:font-size-asian="26pt" style:font-size-complex="26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paragraph-properties fo:margin-top="0.42cm" fo:margin-bottom="0.35cm"/>
      <style:text-properties fo:font-size="24pt" style:font-size-asian="24pt" style:font-size-complex="24pt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margin-top="0.42cm" fo:margin-bottom="0.35cm" fo:text-align="start"/>
      <style:text-properties fo:font-size="22pt" style:font-size-asian="22pt" style:font-size-complex="22pt"/>
    </style:style>
    <style:style style:name="P15" style:family="paragraph">
      <style:paragraph-properties fo:margin-top="0.42cm" fo:margin-bottom="0.35cm"/>
      <style:text-properties fo:font-size="28pt" style:font-size-asian="28pt" style:font-size-complex="28pt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paragraph-properties fo:margin-top="0.42cm" fo:margin-bottom="0.35cm" fo:text-align="start"/>
      <style:text-properties fo:font-size="28pt" style:font-size-asian="28pt" style:font-size-complex="28pt"/>
    </style:style>
    <style:style style:name="P18" style:family="paragraph">
      <style:paragraph-properties fo:margin-top="0.42cm" fo:margin-bottom="0.35cm"/>
      <style:text-properties fo:font-size="26pt" style:font-size-asian="26pt" style:font-size-complex="26pt"/>
    </style:style>
    <style:style style:name="P19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top="0.42cm" fo:margin-bottom="0.35cm"/>
      <style:text-properties fo:font-size="36pt" style:font-size-asian="36pt" style:font-size-complex="36pt"/>
    </style:style>
    <style:style style:name="P22" style:family="paragraph">
      <style:text-properties fo:font-size="36pt" style:font-size-asian="36pt" style:font-size-complex="36pt"/>
    </style:style>
    <style:style style:name="P23" style:family="paragraph">
      <style:paragraph-properties fo:margin-top="0.42cm" fo:margin-bottom="0.35cm"/>
      <style:text-properties fo:font-size="10pt" style:font-size-asian="10pt" style:font-size-complex="10pt"/>
    </style:style>
    <style:style style:name="P24" style:family="paragraph">
      <style:paragraph-properties fo:margin-top="0.42cm" fo:margin-bottom="0.35cm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paragraph-properties fo:margin-top="0.42cm" fo:margin-bottom="0.35cm"/>
      <style:text-properties fo:font-size="20pt" style:font-size-asian="20pt" style:font-size-complex="20pt"/>
    </style:style>
    <style:style style:name="P26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27" style:family="paragraph">
      <style:paragraph-properties fo:margin-top="0.42cm" fo:margin-bottom="0.35cm"/>
      <style:text-properties fo:font-size="44pt" style:font-size-asian="44pt" style:font-size-complex="44pt"/>
    </style:style>
    <style:style style:name="P28" style:family="paragraph">
      <style:text-properties fo:font-size="44pt" style:font-size-asian="44pt" style:font-size-complex="44pt"/>
    </style:style>
    <style:style style:name="P29" style:family="paragraph">
      <style:paragraph-properties fo:margin-top="0.42cm" fo:margin-bottom="0.35cm"/>
      <style:text-properties fo:font-size="40pt" style:font-size-asian="40pt" style:font-size-complex="40pt"/>
    </style:style>
    <style:style style:name="P30" style:family="paragraph">
      <style:text-properties fo:font-size="40pt" style:font-size-asian="40pt" style:font-size-complex="40pt"/>
    </style:style>
    <style:style style:name="P31" style:family="paragraph">
      <style:paragraph-properties fo:margin-top="0.42cm" fo:margin-bottom="0.35cm" fo:text-align="start"/>
      <style:text-properties fo:font-size="21pt" style:font-size-asian="21pt" style:font-size-complex="21pt"/>
    </style:style>
    <style:style style:name="P32" style:family="paragraph">
      <style:text-properties fo:font-size="21pt" style:font-size-asian="21pt" style:font-size-complex="21pt"/>
    </style:style>
    <style:style style:name="P33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4" style:family="paragraph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44pt" style:font-size-asian="44pt" style:font-size-complex="44pt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21pt" fo:font-weight="bold" style:font-size-asian="21pt" style:font-weight-asian="bold" style:font-size-complex="21pt" style:font-weight-complex="bold"/>
    </style:style>
    <style:style style:name="T19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1"><text:span text:style-name="T1">Pomysł </text:span></text:p>
          </draw:text-box>
        </draw:frame>
        <draw:frame presentation:style-name="pr2" draw:text-style-name="P4" draw:layer="layout" svg:width="25.199cm" svg:height="9.561cm" svg:x="1.4cm" svg:y="3.471cm" presentation:class="subtitle" presentation:user-transformed="true">
          <draw:text-box>
            <text:p text:style-name="P3"><text:span text:style-name="T2">Celem aplikacji jest stworzenie intuicyjnej platformy do wyszukiwania mieszkań i pokoi na wynajem, która łączy prostotę ogłoszeń z wygodą interaktywnej mapy Google. Użytkownicy mogą:</text:span></text:p>
            <text:p text:style-name="P3"><text:span text:style-name="T2">szybko zlokalizować oferty na mapie dzięki pinezkom,</text:span></text:p>
            <text:p text:style-name="P3"><text:span text:style-name="T2">filtrować ogłoszenia według kryteriów (np. cena, lokalizacja, typ lokum),</text:span></text:p>
            <text:p text:style-name="P3"><text:span text:style-name="T2">samodzielnie dodawać własne oferty zawierające opis oraz dane kontaktowe,</text:span></text:p>
            <text:p text:style-name="P3"><text:span text:style-name="T2">w prosty sposób porównywać lokalizacje i dostępne opcje najmu.</text:span></text:p>
            <text:p text:style-name="P3"><text:span text:style-name="T2">Pomysł powstał z potrzeby zebrania wszystkich ofert w jednym miejscu i ułatwienia procesu poszukiwania mieszkania/pokoju poprzez wizualizację na mapie.</text:span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roblem, który aplikacja rozwiązuje 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6"><text:span text:style-name="T3">Rozproszone ogłoszenia w różnych serwisach i grupach – brak jednego, intuicyjnego miejsca do ich przeglądania.</text:span></text:p>
              </text:list-item>
              <text:list-item>
                <text:p text:style-name="P6"><text:span text:style-name="T3">Trudności w ocenie lokalizacji ofert (np. odległość od centrum, pracy, uczelni).</text:span></text:p>
              </text:list-item>
              <text:list-item>
                <text:p text:style-name="P6"><text:span text:style-name="T3">Brak prostego narzędzia do wizualnego porównania mieszkań i pokoi na mapie.</text:span></text:p>
              </text:list-item>
              <text:list-item>
                <text:p text:style-name="P6"><text:span text:style-name="T3">Uciążliwy proces publikowania ogłoszeń dla wynajmujących, często wymagający rejestracji na wielu portalach.</text:span></text:p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9" draw:layer="layout" svg:width="25.199cm" svg:height="2.629cm" svg:x="1.4cm" svg:y="0.628cm" presentation:class="title">
          <draw:text-box>
            <text:p text:style-name="P8"><text:span text:style-name="T4">Jak to będzie działać (ogólnie) 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5">Użytkownicy widzą interaktywną mapę Google z pinezkami wskazującymi dostępne mieszkania i pokoje.</text:span></text:p>
              </text:list-item>
              <text:list-item>
                <text:p text:style-name="P10"><text:span text:style-name="T5">Kliknięcie w pinezkę otwiera szczegóły oferty: opis, zdjęcia, cenę, warunki najmu, dane kontaktowe.</text:span></text:p>
              </text:list-item>
              <text:list-item>
                <text:p text:style-name="P10"><text:span text:style-name="T5">Możliwe jest filtrowanie wyników (np. cena, lokalizacja, typ lokum, liczba pokoi).</text:span></text:p>
              </text:list-item>
              <text:list-item>
                <text:p text:style-name="P10"><text:span text:style-name="T5">Wynajmujący mogą w prosty sposób dodawać własne ogłoszenia, które natychmiast pojawiają się na mapie.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13" draw:layer="layout" svg:width="25.199cm" svg:height="2.629cm" svg:x="1.4cm" svg:y="0.628cm" presentation:class="title">
          <draw:text-box>
            <text:p text:style-name="P12"><text:span text:style-name="T6">Grupa docelowa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3">
              <text:list-item>
                <text:p text:style-name="P14"><text:span text:style-name="T4">Studenci szukający pokoju lub mieszkania w pobliżu uczelni.</text:span></text:p>
              </text:list-item>
              <text:list-item>
                <text:p text:style-name="P14"><text:span text:style-name="T4">Młodzi profesjonaliści rozpoczynający pracę w nowym mieście.</text:span></text:p>
              </text:list-item>
              <text:list-item>
                <text:p text:style-name="P14"><text:span text:style-name="T4">Osoby prywatne poszukujące najmu długoterminowego lub krótkoterminowego.</text:span></text:p>
              </text:list-item>
              <text:list-item>
                <text:p text:style-name="P14"><text:span text:style-name="T4">Wynajmujący (właściciele mieszkań, osoby podnajmujące pokoje).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>
          <draw:text-box>
            <text:p text:style-name="P15"><text:span text:style-name="T7">Zasięg projektu </text:span>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3">
              <text:list-item>
                <text:p text:style-name="P10"><text:span text:style-name="T5">Początkowo: Kraków</text:span></text:p>
              </text:list-item>
              <text:list-item>
                <text:p text:style-name="P10"><text:span text:style-name="T5">Docelowo: możliwość rozszerzenia na kolejne miasta i regiony.</text:span></text:p>
              </text:list-item>
              <text:list-item>
                <text:p text:style-name="P10"><text:span text:style-name="T5">Grupa demograficzna: osoby w wieku 18–35 lat, które najczęściej korzystają z najmu.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Istniejące podobne aplikacje 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3">
              <text:list-item>
                <text:p text:style-name="P17"><text:span text:style-name="T7">OLX Nieruchomości – popularny portal ogłoszeniowy, zawiera również mieszkania i pokoje.</text:span></text:p>
              </text:list-item>
              <text:list-item>
                <text:p text:style-name="P17"><text:span text:style-name="T7">Otodom – jeden z największych portali specjalizujących się w nieruchomościach.</text:span></text:p>
              </text:list-item>
              <text:list-item>
                <text:p text:style-name="P17"><text:span text:style-name="T7">Gratka – ogólny portal z ogłoszeniami, w tym wynajmu mieszkań.</text:span></text:p>
              </text:list-item>
              <text:list-item>
                <text:p text:style-name="P17"><text:span text:style-name="T7">Airbnb – platforma skupiająca się na wynajmie krótkoterminowym.</text:span></text:p>
              </text:list-item>
              <text:list-item>
                <text:p text:style-name="P17"><text:span text:style-name="T7">Facebook Marketplace / grupy lokalne – często wykorzystywane do ogłaszania pokoi i mieszkań.</text:span></text:p>
                <text:p text:style-name="P1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 text:style-name="P18"><text:span text:style-name="T5">Analiza SWOT konkurencji </text:span></text:p>
          </draw:text-box>
        </draw:frame>
        <draw:frame presentation:style-name="pr4" draw:layer="layout" svg:width="8.6cm" svg:height="5.315cm" svg:x="0.5cm" svg:y="3.685cm" presentation:class="outline" presentation:user-transformed="true">
          <draw:text-box>
            <text:list text:style-name="L3">
              <text:list-header>
                <text:p text:style-name="P19">Mocne strony (Strengths):</text:p>
              </text:list-header>
              <text:list-item>
                <text:p text:style-name="P19">Duża baza ogłoszeń.</text:p>
              </text:list-item>
              <text:list-item>
                <text:p text:style-name="P19">Rozpoznawalne marki i zaufanie użytkowników.</text:p>
              </text:list-item>
              <text:list-item>
                <text:p text:style-name="P19">Różne opcje filtrowania ofert.</text:p>
                <text:p text:style-name="P19"/>
              </text:list-item>
            </text:list>
          </draw:text-box>
        </draw:frame>
        <draw:frame draw:style-name="gr2" draw:text-style-name="P20" draw:layer="layout" svg:width="10.5cm" svg:height="5.039cm" svg:x="0.5cm" svg:y="8.5cm">
          <draw:text-box>
            <text:p text:style-name="P19">Słabe strony (Weaknesses):</text:p>
            <text:list text:style-name="L4">
              <text:list-item>
                <text:p text:style-name="P19">Brak przejrzystej wizualizacji ofert na mapie (niektóre serwisy pokazują tylko listę).</text:p>
              </text:list-item>
              <text:list-item>
                <text:p text:style-name="P19">Zbyt rozbudowane formularze dodawania ogłoszeń.</text:p>
              </text:list-item>
              <text:list-item>
                <text:p text:style-name="P19">Sporo nieaktualnych lub duplikujących się ofert.</text:p>
              </text:list-item>
              <text:list-item>
                <text:p text:style-name="P19">Reklamy i nachalna monetyzacja.</text:p>
              </text:list-item>
            </text:list>
            <text:p text:style-name="P19"/>
          </draw:text-box>
        </draw:frame>
        <draw:frame draw:style-name="gr3" draw:text-style-name="P20" draw:layer="layout" svg:width="8.5cm" svg:height="5.013cm" svg:x="16.5cm" svg:y="2.987cm">
          <draw:text-box>
            <text:p text:style-name="P19">Szanse (Opportunities):</text:p>
            <text:list text:style-name="L4">
              <text:list-item>
                <text:p text:style-name="P19">Rosnące zapotrzebowanie na wynajem w dużych miastach i wśród studentów.</text:p>
              </text:list-item>
              <text:list-item>
                <text:p text:style-name="P19">Popularność aplikacji mobilnych i szybkich, prostych rozwiązań.</text:p>
              </text:list-item>
              <text:list-item>
                <text:p text:style-name="P19">Trend „map-first” – użytkownicy lubią wizualizacje przestrzenne.</text:p>
              </text:list-item>
            </text:list>
            <text:p text:style-name="P19"/>
          </draw:text-box>
        </draw:frame>
        <draw:frame draw:style-name="gr2" draw:text-style-name="P20" draw:layer="layout" svg:width="9cm" svg:height="5.013cm" svg:x="16.5cm" svg:y="9cm">
          <draw:text-box>
            <text:p text:style-name="P19">Zagrożenia (Threats):</text:p>
            <text:list text:style-name="L4">
              <text:list-item>
                <text:p text:style-name="P19">Silna konkurencja z dużym budżetem marketingowym.</text:p>
              </text:list-item>
              <text:list-item>
                <text:p text:style-name="P19">Bariery zaufania wśród użytkowników (np. fałszywe ogłoszenia).</text:p>
              </text:list-item>
              <text:list-item>
                <text:p text:style-name="P19">Możliwość szybkiego skopiowania pomysłu przez duże portale.</text:p>
              </text:list-item>
            </text:list>
            <text:p text:style-name="P19"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22" draw:layer="layout" svg:width="25.199cm" svg:height="2.629cm" svg:x="1.4cm" svg:y="0.628cm" presentation:class="title">
          <draw:text-box>
            <text:p text:style-name="P21"><text:span text:style-name="T8">Cele według metody CLEAR 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19"><text:span text:style-name="T5">Collaborative – projekt angażuje zarówno zespół deweloperski, jak i potencjalnych użytkowników (np. poprzez zbieranie opinii i testy), wspierając współpracę przy tworzeniu i rozwijaniu aplikacji.</text:span></text:p>
              </text:list-item>
              <text:list-item>
                <text:p text:style-name="P19"><text:span text:style-name="T5">Limited – projekt ma realistyczny zakres: stworzenie mapowej aplikacji do wyszukiwania mieszkań i pokoi, z podstawowymi funkcjami filtrowania i dodawania ogłoszeń, co można zrealizować w określonym czasie.</text:span></text:p>
              </text:list-item>
              <text:list-item>
                <text:p text:style-name="P19"><text:span text:style-name="T5">Emotional – projekt odpowiada na realne potrzeby (studenci, młodzi profesjonaliści), dzięki czemu zespół pracujący nad nim czuje, że tworzy coś użytecznego i praktycznego.</text:span></text:p>
              </text:list-item>
              <text:list-item>
                <text:p text:style-name="P19"><text:span text:style-name="T5">Appreciable – aplikacja zostanie podzielona na etapy: (1) prototyp z mapą i pinezkami, (2) filtrowanie, (3) dodawanie ogłoszeń, (4) rozwój dodatkowych funkcji. Każdy krok daje widoczny postęp.</text:span></text:p>
              </text:list-item>
              <text:list-item>
                <text:p text:style-name="P19"><text:span text:style-name="T5">Refinable – cele można dostosować, np. początkowo aplikacja działa w jednym mieście, a później można rozszerzyć jej zasięg na kolejne regiony.</text:span></text:p>
                <text:p text:style-name="P19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Cele według metody SMART </text:span></text:p>
          </draw:text-box>
        </draw:frame>
        <draw:frame presentation:style-name="pr4" draw:text-style-name="P9" draw:layer="layout" svg:width="25.199cm" svg:height="9.134cm" svg:x="1cm" svg:y="4cm" presentation:class="outline" presentation:user-transformed="true">
          <draw:text-box>
            <text:list text:style-name="L3">
              <text:list-item>
                <text:p text:style-name="P14"><text:span text:style-name="T4">Specific – stworzenie aplikacji webowej zintegrowanej z Google Maps, która umożliwia przeglądanie i dodawanie ogłoszeń wynajmu mieszkań oraz pokoi.</text:span></text:p>
              </text:list-item>
              <text:list-item>
                <text:p text:style-name="P14"><text:span text:style-name="T4">Measurable – sukces projektu będzie mierzony liczbą aktywnych ogłoszeń i użytkowników w określonym czasie (np. 100 aktywnych ogłoszeń i 500 użytkowników w pierwszych 6 miesiącach).</text:span></text:p>
              </text:list-item>
              <text:list-item>
                <text:p text:style-name="P14"><text:span text:style-name="T4">Achievable – funkcjonalności (mapa, filtrowanie, ogłoszenia) są realistyczne do wdrożenia w krótkim czasie i w małym zespole.</text:span></text:p>
              </text:list-item>
              <text:list-item>
                <text:p text:style-name="P14"><text:span text:style-name="T4">Relevant – projekt odpowiada na realną potrzebę rynku – uproszczenie i wizualizacja procesu wyszukiwania mieszkań i pokoi na wynajem.</text:span></text:p>
              </text:list-item>
              <text:list-item>
                <text:p text:style-name="P14"><text:span text:style-name="T4">Time-bound – podstawowa wersja aplikacji (MVP) powinna być gotowa w ciągu 3–4 miesięcy, a następnie rozwijana etapami w zależności od feedbacku użytkowników.</text:span></text:p>
                <text:p text:style-name="P1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3">Specyfikacja techniczna </text:p>
          </draw:text-box>
        </draw:frame>
        <draw:frame presentation:style-name="pr4" draw:layer="layout" svg:width="16.6cm" svg:height="3.315cm" svg:x="3.9cm" svg:y="3.257cm" presentation:class="outline" presentation:user-transformed="true">
          <draw:text-box>
            <text:list text:style-name="L3">
              <text:list-header>
                <text:p text:style-name="P24">Użyte technologie</text:p>
              </text:list-header>
              <text:list-item>
                <text:p text:style-name="P19">Front-end: React (responsywna aplikacja webowa)</text:p>
              </text:list-item>
              <text:list-item>
                <text:p text:style-name="P19">Back-end: Express (REST API)</text:p>
              </text:list-item>
              <text:list-item>
                <text:p text:style-name="P19">Baza danych: SQL (relacyjna baza danych do przechowywania ogłoszeń i danych użytkowników)</text:p>
                <text:p text:style-name="P19"/>
              </text:list-item>
            </text:list>
          </draw:text-box>
        </draw:frame>
        <draw:frame draw:style-name="gr2" draw:text-style-name="P20" draw:layer="layout" svg:width="18.5cm" svg:height="4.725cm" svg:x="4cm" svg:y="8cm">
          <draw:text-box>
            <text:p text:style-name="P24">Planowane usługi/biblioteki</text:p>
            <text:list text:style-name="L4">
              <text:list-item>
                <text:p text:style-name="P19">Google Maps API – wyświetlanie mapy i pinezek z lokalizacją ofert.</text:p>
              </text:list-item>
              <text:list-item>
                <text:p text:style-name="P19">Biblioteka do wykresów (np. Chart.js) – analiza danych/statystyk (np. ceny mieszkań w danym rejonie).</text:p>
              </text:list-item>
              <text:list-item>
                <text:p text:style-name="P19">Cloud Storage (np. Azure Blob Storage / AWS S3) – przechowywanie zdjęć dodawanych do ogłoszeń.</text:p>
              </text:list-item>
              <text:list-item>
                <text:p text:style-name="P19">Autoryzacja i uwierzytelnianie – np. JWT do zarządzania sesją użytkownika.</text:p>
              </text:list-item>
            </text:list>
            <text:p text:style-name="P19"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6" draw:layer="layout" svg:width="25.199cm" svg:height="2.629cm" svg:x="1.4cm" svg:y="0.628cm" presentation:class="title">
          <draw:text-box>
            <text:p text:style-name="P15"><text:span text:style-name="T7">Obsługiwane urządzenia i środowiska użytkowników końcowych </text:span></text:p>
          </draw:text-box>
        </draw:frame>
        <draw:frame presentation:style-name="pr4" draw:text-style-name="P22" draw:layer="layout" svg:width="25.199cm" svg:height="9.134cm" svg:x="1.4cm" svg:y="3.685cm" presentation:class="outline">
          <draw:text-box>
            <text:list text:style-name="L3">
              <text:list-item>
                <text:p text:style-name="P21"><text:span text:style-name="T8">Web: aplikacja dostępna w przeglądarkach (Chrome, Firefox, Edge, Safari). </text:span></text:p>
              </text:list-item>
              <text:list-item>
                <text:p text:style-name="P21"><text:span text:style-name="T8">Desktop: wsparcie dla systemów Windows, macOS i Linux (poprzez przeglądarkę). </text:span></text:p>
              </text:list-item>
              <text:list-item>
                <text:p text:style-name="P21"><text:span text:style-name="T8">Mobile: nie planowane na tym etapi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Wymagane zasoby 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3">
              <text:list-item>
                <text:p text:style-name="P17"><text:span text:style-name="T7">Serwer aplikacji – do hostingu back-endu (np. VPS / chmura).</text:span></text:p>
              </text:list-item>
              <text:list-item>
                <text:p text:style-name="P17"><text:span text:style-name="T7">Chmura – do przechowywania zdjęć i plików ogłoszeń (np. AWS / Azure).</text:span></text:p>
              </text:list-item>
              <text:list-item>
                <text:p text:style-name="P17"><text:span text:style-name="T7">CDN – przyspieszenie dostarczania statycznych zasobów (zdjęcia, front-end).</text:span></text:p>
                <text:p text:style-name="P1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lanowany ruch/obciążenie serwera </text:span></text:p>
          </draw:text-box>
        </draw:frame>
        <draw:frame presentation:style-name="pr4" draw:text-style-name="P16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17"><text:span text:style-name="T7">Początkowo: ok. 50–100 jednoczesnych użytkowników.</text:span></text:p>
              </text:list-item>
              <text:list-item>
                <text:p text:style-name="P17"><text:span text:style-name="T7">Skalowalność: możliwość obsługi 1 000+ jednoczesnych użytkowników dzięki architekturze chmurowej i CDN.</text:span></text:p>
                <text:p text:style-name="P1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Połączenie z istniejącymi systemami IT klienta </text:span></text:p>
          </draw:text-box>
        </draw:frame>
        <draw:frame presentation:style-name="pr4" draw:text-style-name="P16" draw:layer="layout" svg:width="25.199cm" svg:height="9.134cm" svg:x="1.4cm" svg:y="3.685cm" presentation:class="outline">
          <draw:text-box>
            <text:list text:style-name="L3">
              <text:list-item>
                <text:p text:style-name="P17"><text:span text:style-name="T7">Brak integracji z wewnętrznymi systemami klienta na etapie MVP.</text:span></text:p>
              </text:list-item>
              <text:list-item>
                <text:p text:style-name="P17"><text:span text:style-name="T7">W przyszłości możliwa integracja z systemami CRM lub płatnościami online.</text:span></text:p>
                <text:p text:style-name="P1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text-style-name="P21" draw:layer="layout" svg:width="25.199cm" svg:height="2.629cm" svg:x="1.4cm" svg:y="0.628cm" presentation:class="title">
          <draw:text-box>
            <text:p text:style-name="P21"><text:span text:style-name="T8">Specyfikacja funkcjonalna </text:span></text:p>
          </draw:text-box>
        </draw:frame>
        <draw:frame presentation:style-name="pr4" draw:layer="layout" svg:width="14.199cm" svg:height="9.319cm" svg:x="-0.199cm" svg:y="4.181cm" presentation:class="outline" presentation:user-transformed="true">
          <draw:text-box>
            <text:list text:style-name="L3">
              <text:list-header>
                <text:p text:style-name="P19"><text:span text:style-name="T9">Mapa ofert (Google Maps API)</text:span></text:p>
              </text:list-header>
              <text:list-item>
                <text:p text:style-name="P19">wyświetlanie pinezek z ogłoszeniami,</text:p>
              </text:list-item>
              <text:list-item>
                <text:p text:style-name="P19">podgląd szczegółów po kliknięciu w pinezkę (opis, zdjęcia, cena, dane kontaktowe).</text:p>
                <text:p text:style-name="P19"><text:span text:style-name="T10">Wyszukiwanie i filtrowanie</text:span></text:p>
              </text:list-item>
              <text:list-item>
                <text:p text:style-name="P19"><text:span text:style-name="T11">filtrowanie po cenie,</text:span></text:p>
              </text:list-item>
              <text:list-item>
                <text:p text:style-name="P19"><text:span text:style-name="T11">filtrowanie po lokalizacji (np. w promieniu X km od wybranego punktu),</text:span></text:p>
              </text:list-item>
              <text:list-item>
                <text:p text:style-name="P19"><text:span text:style-name="T11">filtrowanie po typie lokum (pokój/mieszkanie),</text:span></text:p>
              </text:list-item>
              <text:list-item>
                <text:p text:style-name="P19"><text:span text:style-name="T11">filtrowanie po liczbie pokoi.</text:span></text:p>
                <text:p text:style-name="P19"><text:span text:style-name="T10">Dodatkowe funkcjonalności (opcjonalnie, do rozwoju w kolejnych etapach)</text:span></text:p>
              </text:list-item>
              <text:list-item>
                <text:p text:style-name="P19"><text:span text:style-name="T11">statystyki i raporty (np. średnia cena w danej dzielnicy),</text:span></text:p>
              </text:list-item>
              <text:list-item>
                <text:p text:style-name="P19"><text:span text:style-name="T11">oznaczenie ogłoszeń zweryfikowanych,</text:span></text:p>
              </text:list-item>
              <text:list-item>
                <text:p text:style-name="P19"><text:span text:style-name="T11">rekomendacje ofert na podstawie lokalizacji użytkownika.</text:span></text:p>
              </text:list-item>
            </text:list>
          </draw:text-box>
        </draw:frame>
        <draw:frame draw:style-name="gr4" draw:text-style-name="P20" draw:layer="layout" svg:width="12cm" svg:height="10.5cm" svg:x="15.5cm" svg:y="3.5cm">
          <draw:text-box>
            <text:p text:style-name="P19"><text:span text:style-name="T9">System ogłoszeń</text:span></text:p>
            <text:list text:style-name="L4">
              <text:list-item>
                <text:p text:style-name="P19">formularz dodawania nowego ogłoszenia (tytuł, opis, zdjęcia, cena, dane kontaktowe),</text:p>
              </text:list-item>
              <text:list-item>
                <text:p text:style-name="P19">edycja i usuwanie własnych ogłoszeń,</text:p>
              </text:list-item>
              <text:list-item>
                <text:p text:style-name="P19">automatyczne wygasanie nieaktualnych ogłoszeń.</text:p>
              </text:list-item>
            </text:list>
            <text:p text:style-name="P19"><text:span text:style-name="T10">Obsługa użytkowników</text:span></text:p>
            <text:list text:continue-numbering="true" text:style-name="L4">
              <text:list-item>
                <text:p text:style-name="P19"><text:span text:style-name="T11">rejestracja i logowanie,</text:span></text:p>
              </text:list-item>
              <text:list-item>
                <text:p text:style-name="P19"><text:span text:style-name="T11">zarządzanie profilem,</text:span></text:p>
              </text:list-item>
              <text:list-item>
                <text:p text:style-name="P19"><text:span text:style-name="T11">lista własnych ogłoszeń,</text:span></text:p>
              </text:list-item>
              <text:list-item>
                <text:p text:style-name="P19"><text:span text:style-name="T11">możliwość zapisania ogłoszeń do ulubionych.</text:span></text:p>
              </text:list-item>
            </text:list>
            <text:p text:style-name="P1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23">Koszt produkcji 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3"/>
                <text:p text:style-name="P23">Koszt szacunkowy (PLN) / dla MVP</text:p>
              </text:list-header>
              <text:list-item>
                <text:p text:style-name="P23">Praca zespołu dev (React + Express + SQL) <text:s text:c="9"/>120 000 – 160 000</text:p>
              </text:list-item>
              <text:list-item>
                <text:p text:style-name="P23">UX/UI (mockups, prototypy) <text:s text:c="7"/>15 000 – 25 000</text:p>
              </text:list-item>
              <text:list-item>
                <text:p text:style-name="P23">Testy i QA <text:s text:c="9"/>10 000 – 20 000</text:p>
              </text:list-item>
              <text:list-item>
                <text:p text:style-name="P23">Zarządzanie projektem <text:s text:c="5"/>15 000 – 20 000</text:p>
              </text:list-item>
              <text:list-item>
                <text:p text:style-name="P23">Koszty narzędzi/SaaS <text:s text:c="5"/>2 000 – 5 000 (np. hosting, API Google Maps, monitoring, CDN)</text:p>
              </text:list-item>
              <text:list-item>
                <text:p text:style-name="P23">Wdrożenie i support startowy <text:s text:c="2"/>5 000 – 10 000</text:p>
                <text:p text:style-name="P2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7" draw:layer="layout" svg:width="25.199cm" svg:height="2.629cm" svg:x="1.301cm" svg:y="-0.129cm" presentation:class="title" presentation:user-transformed="true">
          <draw:text-box>
            <text:p text:style-name="P25"><text:span text:style-name="T3">Specyfikacja niefunkcjonalna </text:span></text:p>
          </draw:text-box>
        </draw:frame>
        <draw:frame presentation:style-name="pr4" draw:layer="layout" svg:width="17.199cm" svg:height="12.5cm" svg:x="0.301cm" svg:y="2.5cm" presentation:class="outline" presentation:user-transformed="true">
          <draw:text-box>
            <text:list text:style-name="L3">
              <text:list-header>
                <text:p text:style-name="P24">Wydajność systemu</text:p>
              </text:list-header>
              <text:list-item>
                <text:p text:style-name="P19">Obsługa minimum 500 jednoczesnych użytkowników przy MVP.</text:p>
              </text:list-item>
              <text:list-item>
                <text:p text:style-name="P19">Czas odpowiedzi API ≤ 2 sekundy w 95% zapytań.</text:p>
              </text:list-item>
              <text:list-item>
                <text:p text:style-name="P19">Strona główna z mapą ładuje się w ≤ 5 sekund przy standardowym łączu 50 Mbps.</text:p>
                <text:p text:style-name="P26"><text:span text:style-name="T11">Dostępność</text:span></text:p>
              </text:list-item>
              <text:list-item>
                <text:p text:style-name="P19"><text:span text:style-name="T11">Minimalna dostępność systemu: 99% uptime miesięcznie.</text:span></text:p>
              </text:list-item>
              <text:list-item>
                <text:p text:style-name="P19"><text:span text:style-name="T11">Przerwy techniczne planowane i komunikowane z wyprzedzeniem.</text:span></text:p>
                <text:p text:style-name="P26"><text:span text:style-name="T11">Skalowalność</text:span></text:p>
              </text:list-item>
              <text:list-item>
                <text:p text:style-name="P19"><text:span text:style-name="T11">System musi umożliwiać skalowanie poziome (np. zwiększenie liczby serwerów przy wzroście ruchu).</text:span></text:p>
              </text:list-item>
              <text:list-item>
                <text:p text:style-name="P19"><text:span text:style-name="T11">Architektura przygotowana na obsługę 10 000+ użytkowników miesięcznie w ciągu 2 lat.</text:span></text:p>
                <text:p text:style-name="P26"><text:span text:style-name="T11">Wsparcie klienta</text:span></text:p>
              </text:list-item>
              <text:list-item>
                <text:p text:style-name="P19"><text:span text:style-name="T11">Formularz kontaktowy w aplikacji.</text:span></text:p>
              </text:list-item>
              <text:list-item>
                <text:p text:style-name="P19"><text:span text:style-name="T11">Podstawowe wsparcie e-mailowe z czasem reakcji do 48h.</text:span></text:p>
              </text:list-item>
              <text:list-item>
                <text:p text:style-name="P19"><text:span text:style-name="T11">Baza wiedzy/FAQ dla użytkowników końcowych.</text:span></text:p>
                <text:p text:style-name="P26"><text:span text:style-name="T11">Sposób wdrożenia</text:span></text:p>
              </text:list-item>
              <text:list-item>
                <text:p text:style-name="P19"><text:span text:style-name="T11">Wdrożenie w modelu chmurowym (np. AWS/Azure) z możliwością automatycznego skalowania.</text:span></text:p>
              </text:list-item>
              <text:list-item>
                <text:p text:style-name="P19"><text:span text:style-name="T11">Proces CI/CD (continuous integration / continuous deployment) – automatyczne testy przed wdrożeniem.</text:span></text:p>
              </text:list-item>
              <text:list-item>
                <text:p text:style-name="P19"><text:span text:style-name="T11">Możliwość rollbacku do poprzedniej wersji w przypadku awarii.</text:span></text:p>
                <text:p text:style-name="P19"><text:span text:style-name="T11"/></text:p>
                <text:p text:style-name="P19"><text:span text:style-name="T11"/></text:p>
                <text:p text:style-name="P19"><text:span text:style-name="T11"/></text:p>
              </text:list-item>
            </text:list>
          </draw:text-box>
        </draw:frame>
        <draw:frame draw:style-name="gr5" draw:text-style-name="P20" draw:layer="layout" svg:width="10cm" svg:height="9.5cm" svg:x="18cm" svg:y="2.5cm">
          <draw:text-box>
            <text:p text:style-name="P24">Interfejs użytkownika (UI/UX)</text:p>
            <text:list text:style-name="L4">
              <text:list-item>
                <text:p text:style-name="P19">Zgodny z kolorystyką i identyfikacją wizualną firmy (brandbook).</text:p>
              </text:list-item>
              <text:list-item>
                <text:p text:style-name="P19">Responsywny design (desktop + mobile).</text:p>
              </text:list-item>
              <text:list-item>
                <text:p text:style-name="P19">Wsparcie dla osób niedowidzących (kontrast, kompatybilność z czytnikami ekranowymi – WCAG 2.1 AA).</text:p>
              </text:list-item>
            </text:list>
            <text:p text:style-name="P26"><text:span text:style-name="T11">Monitoring i raportowanie</text:span></text:p>
            <text:list text:continue-numbering="true" text:style-name="L4">
              <text:list-item>
                <text:p text:style-name="P19"><text:span text:style-name="T11">Logowanie błędów i zdarzeń (np. 500, 404, problemy z bazą).</text:span></text:p>
              </text:list-item>
              <text:list-item>
                <text:p text:style-name="P19"><text:span text:style-name="T11">Monitoring dostępności aplikacji 24/7 (np. przez narzędzia typu Prometheus, Grafana).</text:span></text:p>
              </text:list-item>
              <text:list-item>
                <text:p text:style-name="P19"><text:span text:style-name="T11">Raporty miesięczne z uptime i incydentów.</text:span></text:p>
              </text:list-item>
            </text:list>
            <text:p text:style-name="P1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text-style-name="P28" draw:layer="layout" svg:width="25.199cm" svg:height="2.629cm" svg:x="1.4cm" svg:y="0.628cm" presentation:class="title">
          <draw:text-box>
            <text:p text:style-name="P27"><text:span text:style-name="T12">Lista zadań – Epics / Stories / Tasks </text:span></text:p>
          </draw:text-box>
        </draw:frame>
        <draw:frame presentation:style-name="pr4" draw:layer="layout" svg:width="25.199cm" svg:height="11.815cm" svg:x="1.4cm" svg:y="3.685cm" presentation:class="outline" presentation:user-transformed="true">
          <draw:text-box>
            <text:list text:style-name="L3">
              <text:list-header>
                <text:p text:style-name="P23"><text:span text:style-name="T13">Epic 1: Konta użytkowników </text:span></text:p>
                <text:p text:style-name="P23"><text:span text:style-name="T11">Story 1.1: Rejestracja i logowanie </text:span></text:p>
                <text:p text:style-name="P19"><text:span text:style-name="T11">Zadanie 1.1.1 – Formularz rejestracji</text:span></text:p>
              </text:list-header>
              <text:list-item>
                <text:p text:style-name="P19"><text:span text:style-name="T11">Opis: Stworzenie formularza umożliwiającego rejestrację użytkownika (email, hasło, imię)</text:span></text:p>
              </text:list-item>
              <text:list-item>
                <text:p text:style-name="P19"><text:span text:style-name="T11">Planowany czas: 1 dzień</text:span></text:p>
              </text:list-item>
              <text:list-item>
                <text:p text:style-name="P19"><text:span text:style-name="T11">Materiały: Mockup formularza, model API rejestracji</text:span></text:p>
                <text:p text:style-name="P19"><text:span text:style-name="T11">Zadanie 1.1.2 – Logowanie użytkownika</text:span></text:p>
              </text:list-item>
              <text:list-item>
                <text:p text:style-name="P19"><text:span text:style-name="T11">Opis: Implementacja logowania, walidacja danych, sesje JWT</text:span></text:p>
              </text:list-item>
              <text:list-item>
                <text:p text:style-name="P19"><text:span text:style-name="T11">Planowany czas: 1 dzień</text:span></text:p>
              </text:list-item>
              <text:list-item>
                <text:p text:style-name="P19"><text:span text:style-name="T11">Materiały: Mockup formularza logowania, API logowania</text:span></text:p>
                <text:p text:style-name="P19"><text:span text:style-name="T11">Zadanie 1.1.3 – Panel użytkownika</text:span></text:p>
              </text:list-item>
              <text:list-item>
                <text:p text:style-name="P19"><text:span text:style-name="T11">Opis: Wyświetlanie podstawowych informacji o użytkowniku i jego ogłoszeniach</text:span></text:p>
              </text:list-item>
              <text:list-item>
                <text:p text:style-name="P19"><text:span text:style-name="T11">Planowany czas: 1 dzień</text:span></text:p>
              </text:list-item>
              <text:list-item>
                <text:p text:style-name="P19"><text:span text:style-name="T11">Materiały: Mockup dashboardu, API użytkownika</text:span></text:p>
                <text:p text:style-name="P1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text-style-name="P28" draw:layer="layout" svg:width="25.199cm" svg:height="2.629cm" svg:x="1.4cm" svg:y="0.628cm" presentation:class="title">
          <draw:text-box>
            <text:p text:style-name="P27"><text:span text:style-name="T12">Epic 2: System ogłoszeń </text:span></text:p>
          </draw:text-box>
        </draw:frame>
        <draw:frame presentation:style-name="pr4" draw:layer="layout" svg:width="25.199cm" svg:height="11.815cm" svg:x="1.4cm" svg:y="3.685cm" presentation:class="outline" presentation:user-transformed="true">
          <draw:text-box>
            <text:list text:style-name="L3">
              <text:list-header>
                <text:p text:style-name="P23">Story 2.1: Dodawanie i zarządzanie ogłoszeniami </text:p>
                <text:p text:style-name="P19"><text:span text:style-name="T11">Zadanie 2.1.1 – Formularz dodawania ogłoszenia</text:span></text:p>
              </text:list-header>
              <text:list-item>
                <text:p text:style-name="P19"><text:span text:style-name="T11">Opis: Tworzenie formularza z tytułem, opisem, ceną, zdjęciami, kontaktem</text:span></text:p>
              </text:list-item>
              <text:list-item>
                <text:p text:style-name="P19"><text:span text:style-name="T11">Planowany czas: 1 dzień</text:span></text:p>
              </text:list-item>
              <text:list-item>
                <text:p text:style-name="P19"><text:span text:style-name="T11">Materiały: Mockup formularza, model danych ogłoszenia</text:span></text:p>
                <text:p text:style-name="P19"><text:span text:style-name="T11">Zadanie 2.1.2 – Edycja ogłoszenia</text:span></text:p>
              </text:list-item>
              <text:list-item>
                <text:p text:style-name="P19"><text:span text:style-name="T11">Opis: Możliwość edycji ogłoszenia przez właściciela</text:span></text:p>
              </text:list-item>
              <text:list-item>
                <text:p text:style-name="P19"><text:span text:style-name="T11">Planowany czas: 1 dzień</text:span></text:p>
              </text:list-item>
              <text:list-item>
                <text:p text:style-name="P19"><text:span text:style-name="T11">Materiały: Mockup edycji, API do aktualizacji ogłoszenia</text:span></text:p>
                <text:p text:style-name="P19"><text:span text:style-name="T11">Zadanie 2.1.3 – Usuwanie ogłoszenia</text:span></text:p>
              </text:list-item>
              <text:list-item>
                <text:p text:style-name="P19"><text:span text:style-name="T11">Opis: Funkcja usuwania własnych ogłoszeń</text:span></text:p>
              </text:list-item>
              <text:list-item>
                <text:p text:style-name="P19"><text:span text:style-name="T11">Planowany czas: 0,5 dnia</text:span></text:p>
              </text:list-item>
              <text:list-item>
                <text:p text:style-name="P19"><text:span text:style-name="T11">Materiały: API usuwania ogłoszenia</text:span></text:p>
                <text:p text:style-name="P1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28" draw:layer="layout" svg:width="25.199cm" svg:height="2.629cm" svg:x="1.4cm" svg:y="0.628cm" presentation:class="title">
          <draw:text-box>
            <text:p text:style-name="P27"><text:span text:style-name="T12">Epic 4: Filtrowanie ofert 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24"><text:span text:style-name="T14">Story 4.1: Podstawowe filtrowanie</text:span></text:p>
                <text:p text:style-name="P19"><text:span text:style-name="T15">Zadanie 4.1.1 – Filtrowanie po cenie</text:span></text:p>
              </text:list-header>
              <text:list-item>
                <text:p text:style-name="P19"><text:span text:style-name="T14">Opis: Dodanie suwaka lub pola do wyboru zakresu cen</text:span></text:p>
              </text:list-item>
              <text:list-item>
                <text:p text:style-name="P19"><text:span text:style-name="T14">Planowany czas: 0,5 dnia</text:span></text:p>
              </text:list-item>
              <text:list-item>
                <text:p text:style-name="P19"><text:span text:style-name="T14">Materiały: Mockup filtra cenowego, API z parametrami</text:span></text:p>
                <text:p text:style-name="P19"><text:span text:style-name="T15">Zadanie 4.1.2 – Filtrowanie po typie lokum</text:span></text:p>
              </text:list-item>
              <text:list-item>
                <text:p text:style-name="P19"><text:span text:style-name="T14">Opis: Możliwość wyboru pokój/mieszkanie</text:span></text:p>
              </text:list-item>
              <text:list-item>
                <text:p text:style-name="P19"><text:span text:style-name="T14">Planowany czas: 0,5 dnia</text:span></text:p>
              </text:list-item>
              <text:list-item>
                <text:p text:style-name="P19"><text:span text:style-name="T14">Materiały: Mockup filtra typu lokum, API</text:span></text:p>
                <text:p text:style-name="P19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28" draw:layer="layout" svg:width="25.199cm" svg:height="2.629cm" svg:x="1.4cm" svg:y="0.628cm" presentation:class="title">
          <draw:text-box>
            <text:p text:style-name="P27"><text:span text:style-name="T12">Epic 6: UI/UX i responsywność 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header>
                <text:p text:style-name="P19"><text:span text:style-name="T16">Zadanie 6.1 – Responsywność aplikacji</text:span></text:p>
              </text:list-header>
              <text:list-item>
                <text:p text:style-name="P19"><text:span text:style-name="T4">Opis: Dopasowanie widoków do desktop i mobile</text:span></text:p>
              </text:list-item>
              <text:list-item>
                <text:p text:style-name="P19"><text:span text:style-name="T4">Planowany czas: 1 dzień</text:span></text:p>
              </text:list-item>
              <text:list-item>
                <text:p text:style-name="P19"><text:span text:style-name="T4">Materiały: Mockupy, CSS framework</text:span></text:p>
                <text:p text:style-name="P19"><text:span text:style-name="T16">Zadanie 6.2 – Kolorystyka i podstawowe style</text:span></text:p>
              </text:list-item>
              <text:list-item>
                <text:p text:style-name="P19"><text:span text:style-name="T4">Opis: Zgodność z identyfikacją wizualną firmy</text:span></text:p>
              </text:list-item>
              <text:list-item>
                <text:p text:style-name="P19"><text:span text:style-name="T4">Planowany czas: 0,5 dnia</text:span></text:p>
              </text:list-item>
              <text:list-item>
                <text:p text:style-name="P19"><text:span text:style-name="T4">Materiały: Brandbook, CSS</text:span></text:p>
                <text:p text:style-name="P19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30" draw:layer="layout" svg:width="25.199cm" svg:height="3.151cm" svg:x="1.4cm" svg:y="0.367cm" presentation:class="title" presentation:user-transformed="true">
          <draw:text-box>
            <text:p text:style-name="P29"><text:span text:style-name="T17">Epic 5: Weryfikacja i automatyczne wygasanie ogłoszeń </text:span></text:p>
          </draw:text-box>
        </draw:frame>
        <draw:frame presentation:style-name="pr4" draw:text-style-name="P32" draw:layer="layout" svg:width="25.199cm" svg:height="9.134cm" svg:x="1.301cm" svg:y="4.5cm" presentation:class="outline" presentation:user-transformed="true">
          <draw:text-box>
            <text:list text:style-name="L3">
              <text:list-header>
                <text:p text:style-name="P31"><text:span text:style-name="T18">Zadanie 5.1 – Mechanizm wygasania ogłoszeń</text:span></text:p>
              </text:list-header>
              <text:list-item>
                <text:p text:style-name="P31"><text:span text:style-name="T19">Opis: Automatyczne oznaczenie ogłoszeń jako nieaktywne po określonym czasie (np. 30 dni)</text:span></text:p>
              </text:list-item>
              <text:list-item>
                <text:p text:style-name="P31"><text:span text:style-name="T19">Planowany czas: 1 dzień</text:span></text:p>
              </text:list-item>
              <text:list-item>
                <text:p text:style-name="P31"><text:span text:style-name="T19">Materiały: Model danych ogłoszenia, API aktualizacji statusu</text:span></text:p>
                <text:p text:style-name="P31"><text:span text:style-name="T19"/></text:p>
                <text:p text:style-name="P31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28" draw:layer="layout" svg:width="25.199cm" svg:height="2.629cm" svg:x="1.4cm" svg:y="0.628cm" presentation:class="title">
          <draw:text-box>
            <text:p text:style-name="P27"><text:span text:style-name="T12">Epic 3: Mapa ofert </text:span></text:p>
          </draw:text-box>
        </draw:frame>
        <draw:frame presentation:style-name="pr4" draw:text-style-name="P34" draw:layer="layout" svg:width="25.199cm" svg:height="11.315cm" svg:x="1.4cm" svg:y="3.685cm" presentation:class="outline" presentation:user-transformed="true">
          <draw:text-box>
            <text:list text:style-name="L3">
              <text:list-header>
                <text:p text:style-name="P33"><text:span text:style-name="T15">Story 3.1: Wyświetlanie ogłoszeń na mapie </text:span></text:p>
                <text:p text:style-name="P19"><text:span text:style-name="T15">Zadanie 3.1.1 – Integracja Google Maps API</text:span></text:p>
              </text:list-header>
              <text:list-item>
                <text:p text:style-name="P19"><text:span text:style-name="T15">Opis: Wyświetlenie mapy z pinezkami dla ogłoszeń</text:span></text:p>
              </text:list-item>
              <text:list-item>
                <text:p text:style-name="P19"><text:span text:style-name="T15">Planowany czas: 1 dzień</text:span></text:p>
              </text:list-item>
              <text:list-item>
                <text:p text:style-name="P19"><text:span text:style-name="T15">Materiały: Mockup mapy, API ogłoszeń</text:span></text:p>
                <text:p text:style-name="P19"><text:span text:style-name="T16">Zadanie 3.1.2 – Podgląd szczegółów po kliknięciu w pinezkę</text:span></text:p>
              </text:list-item>
              <text:list-item>
                <text:p text:style-name="P19"><text:span text:style-name="T16">Opis: Wyświetlenie okienka z tytułem, ceną, kontaktem i zdjęciami</text:span></text:p>
              </text:list-item>
              <text:list-item>
                <text:p text:style-name="P19"><text:span text:style-name="T16">Planowany czas: 1 dzień</text:span></text:p>
              </text:list-item>
              <text:list-item>
                <text:p text:style-name="P19"><text:span text:style-name="T16">Materiały: Mockup okienka szczegółów</text:span></text:p>
                <text:p text:style-name="P19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28" draw:layer="layout" svg:width="25.199cm" svg:height="2.629cm" svg:x="1.4cm" svg:y="0.628cm" presentation:class="title">
          <draw:text-box>
            <text:p text:style-name="P27"><text:span text:style-name="T12">Funkcjonalności MVP </text:span></text:p>
          </draw:text-box>
        </draw:frame>
        <draw:frame presentation:style-name="pr4" draw:layer="layout" svg:width="15.5cm" svg:height="9.134cm" svg:x="0.5cm" svg:y="4.866cm" presentation:class="outline" presentation:user-transformed="true">
          <draw:text-box>
            <text:list text:style-name="L3">
              <text:list-header>
                <text:p text:style-name="P19"><text:span text:style-name="T9">Mapa ofert (Google Maps API)</text:span></text:p>
              </text:list-header>
              <text:list-item>
                <text:p text:style-name="P19">Wyświetlanie pinezek z ogłoszeniami.</text:p>
              </text:list-item>
              <text:list-item>
                <text:p text:style-name="P19">Podgląd podstawowych informacji po kliknięciu w pinezkę: tytuł, cena, lokalizacja, kontakt.</text:p>
                <text:p text:style-name="P19"><text:span text:style-name="T10">Filtrowanie podstawowe</text:span></text:p>
              </text:list-item>
              <text:list-item>
                <text:p text:style-name="P19"><text:span text:style-name="T11">Cena.</text:span></text:p>
              </text:list-item>
              <text:list-item>
                <text:p text:style-name="P19"><text:span text:style-name="T11">Typ lokum: pokój / mieszkanie.</text:span></text:p>
                <text:p text:style-name="P19"><text:span text:style-name="T10">System ogłoszeń</text:span></text:p>
              </text:list-item>
              <text:list-item>
                <text:p text:style-name="P19"><text:span text:style-name="T11">Dodawanie ogłoszeń przez użytkowników (tytuł, opis, cena, zdjęcia, dane kontaktowe).</text:span></text:p>
              </text:list-item>
              <text:list-item>
                <text:p text:style-name="P19"><text:span text:style-name="T11">Edycja i usuwanie własnych ogłoszeń.</text:span></text:p>
              </text:list-item>
              <text:list-item>
                <text:p text:style-name="P19"><text:span text:style-name="T11">Automatyczne wygasanie ogłoszeń po określonym czasie.</text:span></text:p>
                <text:p text:style-name="P19"><text:span text:style-name="T11"/></text:p>
                <text:p text:style-name="P19"><text:span text:style-name="T11"/></text:p>
              </text:list-item>
            </text:list>
          </draw:text-box>
        </draw:frame>
        <draw:frame draw:style-name="gr6" draw:text-style-name="P20" draw:layer="layout" svg:width="10cm" svg:height="10cm" svg:x="17.5cm" svg:y="4.5cm">
          <draw:text-box>
            <text:p text:style-name="P19"><text:span text:style-name="T9">Obsługa użytkowników</text:span></text:p>
            <text:list text:style-name="L4">
              <text:list-item>
                <text:p text:style-name="P19">Rejestracja i logowanie.</text:p>
              </text:list-item>
              <text:list-item>
                <text:p text:style-name="P19">Podstawowy profil użytkownika z możliwością przeglądania własnych ogłoszeń.</text:p>
              </text:list-item>
            </text:list>
            <text:p text:style-name="P19"><text:span text:style-name="T10">Podstawowe UI/UX</text:span></text:p>
            <text:list text:continue-numbering="true" text:style-name="L4">
              <text:list-item>
                <text:p text:style-name="P19"><text:span text:style-name="T11">Responsywny interfejs (desktop).</text:span></text:p>
              </text:list-item>
              <text:list-item>
                <text:p text:style-name="P19"><text:span text:style-name="T11">Kolorystyka zgodna z identyfikacją wizualną firmy.</text:span></text:p>
              </text:list-item>
            </text:list>
            <text:p text:style-name="P19"><text:span text:style-name="T11"/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8-26T22:12:18.740321100</meta:creation-date>
    <dc:date>2025-08-26T23:26:54.863124200</dc:date>
    <meta:editing-duration>PT1H14M27S</meta:editing-duration>
    <meta:editing-cycles>23</meta:editing-cycles>
    <meta:generator>LibreOffice/25.2.5.2$Windows_x86 LibreOffice_project/03d19516eb2e1dd5d4ccd751a0d6f35f35e08022</meta:generator>
    <meta:document-statistic meta:object-count="128"/>
  </office:meta>
</office:document-meta>
</file>